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C14E6A9ECE918623.png" manifest:media-type="image/png"/>
  <manifest:file-entry manifest:full-path="Pictures/100000000000078000000438E0FA5AC3885C6EEE.png" manifest:media-type="image/png"/>
  <manifest:file-entry manifest:full-path="Pictures/100000000000078000000438CE2FF91ECC81E61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Kép1" text:anchor-type="paragraph" svg:width="17cm" svg:height="9.562cm" draw:z-index="0"><draw:image xlink:href="Pictures/100000000000078000000438CE2FF91ECC81E61C.png" xlink:type="simple" xlink:show="embed" xlink:actuate="onLoad"/></draw:frame><draw:frame draw:style-name="fr2" draw:name="Kép2" text:anchor-type="paragraph" svg:x="0.053cm" svg:y="18.018cm" svg:width="17cm" svg:height="9.562cm" draw:z-index="1"><draw:image xlink:href="Pictures/100000000000078000000438C14E6A9ECE918623.png" xlink:type="simple" xlink:show="embed" xlink:actuate="onLoad"/></draw:frame><draw:frame draw:style-name="fr2" draw:name="Kép3" text:anchor-type="paragraph" svg:x="2.099cm" svg:y="9.922cm" svg:width="12.698cm" svg:height="7.142cm" draw:z-index="2"><draw:image xlink:href="Pictures/100000000000078000000438E0FA5AC3885C6E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2:45:09.652918126</meta:creation-date>
    <dc:date>2017-06-02T12:47:58.740352927</dc:date>
    <meta:editing-duration>PT3M2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